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375in" fo:margin-left="0.0229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23" style:family="table-cell">
      <style:table-cell-properties style:vertical-align="top" fo:background-color="#cccccc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7e229" style:font-size-asian="10pt" style:font-weight-asian="normal" style:font-name-complex="Cambria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d7ec" style:font-size-asian="10pt" style:font-weight-asian="normal" style:font-name-complex="Cambria" style:font-size-complex="10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ed6b" style:font-size-asian="10pt" style:font-weight-asian="normal" style:font-name-complex="Cambria" style:font-size-complex="10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174ec" officeooo:paragraph-rsid="000174ec" style:font-size-asian="10pt" style:font-weight-asian="normal" style:font-name-complex="Cambria" style:font-size-complex="10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5d7f" officeooo:paragraph-rsid="00035d7f" style:font-size-asian="10pt" style:font-weight-asian="normal" style:font-name-complex="Cambria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style:font-size-asian="10pt" style:font-weight-asian="normal" style:font-name-complex="Cambria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officeooo:paragraph-rsid="0003885a" style:font-size-asian="10pt" style:font-weight-asian="normal" style:font-name-complex="Cambria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d41e" officeooo:paragraph-rsid="0003d41e" style:font-size-asian="10pt" style:font-weight-asian="normal" style:font-name-complex="Cambria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48590" officeooo:paragraph-rsid="00048590" style:font-size-asian="10pt" style:font-weight-asian="normal" style:font-name-complex="Cambria" style:font-size-complex="10pt" style:font-weight-complex="normal"/>
    </style:style>
    <style:style style:name="P1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b37f9" officeooo:paragraph-rsid="000b37f9" style:font-size-asian="10pt" style:font-weight-asian="normal" style:font-name-complex="Cambria" style:font-size-complex="10pt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c2e16" officeooo:paragraph-rsid="000c2e16" style:font-size-asian="10pt" style:font-weight-asian="normal" style:font-name-complex="Cambria" style:font-size-complex="10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/>
    </style:style>
    <style:style style:name="P2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174ec" officeooo:paragraph-rsid="000174ec"/>
    </style:style>
    <style:style style:name="P2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5d7f" officeooo:paragraph-rsid="00035d7f"/>
    </style:style>
    <style:style style:name="P2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885a"/>
    </style:style>
    <style:style style:name="P2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5d7f"/>
    </style:style>
    <style:style style:name="P2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48590" officeooo:paragraph-rsid="00048590"/>
    </style:style>
    <style:style style:name="P27" style:family="paragraph" style:parent-style-name="Standard" style:master-page-name="Standard">
      <style:paragraph-properties fo:margin-left="0in" fo:margin-right="0in" fo:text-align="start" style:justify-single-word="false" fo:orphans="0" fo:widows="0" fo:text-indent="0in" style:auto-text-indent="false" style:page-number="auto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174ec" officeooo:paragraph-rsid="000174ec" style:font-size-asian="10pt" style:font-weight-asian="normal" style:font-name-complex="Cambria" style:font-size-complex="10pt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b37f9" officeooo:paragraph-rsid="000b37f9" style:font-size-asian="10pt" style:font-weight-asian="normal" style:font-name-complex="Cambria" style:font-size-complex="10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5d7f" officeooo:paragraph-rsid="00035d7f" style:font-size-asian="10pt" style:font-weight-asian="normal" style:font-name-complex="Cambria" style:font-size-complex="10pt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2999" officeooo:paragraph-rsid="000e2999" style:font-size-asian="10pt" style:font-weight-asian="normal" style:font-name-complex="Cambria" style:font-size-complex="10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fc766" officeooo:paragraph-rsid="000fc766" style:font-size-asian="10pt" style:font-weight-asian="normal" style:font-name-complex="Cambria" style:font-size-complex="10pt" style:font-weight-complex="normal"/>
    </style:style>
    <style:style style:name="P3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ed6b" style:font-size-asian="10pt" style:font-weight-asian="normal" style:font-name-complex="Cambria" style:font-size-complex="10pt" style:font-weight-complex="normal"/>
    </style:style>
    <style:style style:name="P37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rsid="000fc766" officeooo:paragraph-rsid="000fc766" style:font-size-asian="10pt" style:font-weight-asian="normal" style:font-name-complex="Cambria" style:font-size-complex="10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174ec" officeooo:paragraph-rsid="000c85a2"/>
    </style:style>
    <style:style style:name="P40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5d7f" officeooo:paragraph-rsid="00035d7f"/>
    </style:style>
    <style:style style:name="P4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ed69f" officeooo:paragraph-rsid="000ed69f"/>
    </style:style>
    <style:style style:name="T1" style:family="text">
      <style:text-properties officeooo:rsid="000174ec"/>
    </style:style>
    <style:style style:name="T2" style:family="text">
      <style:text-properties officeooo:rsid="0003d41e"/>
    </style:style>
    <style:style style:name="T3" style:family="text">
      <style:text-properties officeooo:rsid="00048590"/>
    </style:style>
    <style:style style:name="T4" style:family="text">
      <style:text-properties officeooo:rsid="0007e229"/>
    </style:style>
    <style:style style:name="T5" style:family="text">
      <style:text-properties officeooo:rsid="000c8523"/>
    </style:style>
    <style:style style:name="T6" style:family="text">
      <style:text-properties officeooo:rsid="000c85a2"/>
    </style:style>
    <style:style style:name="T7" style:family="text">
      <style:text-properties officeooo:rsid="000cf260"/>
    </style:style>
    <style:style style:name="T8" style:family="text">
      <style:text-properties officeooo:rsid="000f2a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>User requiremen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10">Type</text:p>
          </table:table-cell>
          <table:table-cell table:style-name="Table1.D1" office:value-type="string">
            <text:p text:style-name="P10">Priority</text:p>
          </table:table-cell>
        </table:table-row>
        <table:table-row table:style-name="Table1.1">
          <table:table-cell table:style-name="Table1.A2" office:value-type="string">
            <text:p text:style-name="P12">OR#</text:p>
          </table:table-cell>
          <table:table-cell table:style-name="Table1.A2" office:value-type="string">
            <text:p text:style-name="P22">The Organizer should be able to..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22" office:value-type="string">
            <text:p text:style-name="P12">OR1</text:p>
          </table:table-cell>
          <table:table-cell table:style-name="Table1.B22" office:value-type="string">
            <text:p text:style-name="P22">Initialize a Table/Game</text:p>
          </table:table-cell>
          <table:table-cell table:style-name="Table1.C22" office:value-type="string">
            <text:p text:style-name="P6">Functional</text:p>
          </table:table-cell>
          <table:table-cell table:style-name="Table1.D22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2">OR2</text:p>
          </table:table-cell>
          <table:table-cell table:style-name="Table1.A1" office:value-type="string">
            <text:p text:style-name="P21">Invite <text:span text:style-name="T1">player(s) to a Table/Game</text:span></text:p>
          </table:table-cell>
          <table:table-cell table:style-name="Table1.A1" office:value-type="string">
            <text:p text:style-name="P5">Functional</text:p>
          </table:table-cell>
          <table:table-cell table:style-name="Table1.D1" office:value-type="string">
            <text:p text:style-name="P20">COULD</text:p>
          </table:table-cell>
        </table:table-row>
        <table:table-row table:style-name="Table1.1">
          <table:table-cell table:style-name="Table1.A1" office:value-type="string">
            <text:p text:style-name="P12">OR3</text:p>
          </table:table-cell>
          <table:table-cell table:style-name="Table1.A1" office:value-type="string">
            <text:p text:style-name="P22">Start a Game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2">PL#</text:p>
          </table:table-cell>
          <table:table-cell table:style-name="Table1.A2" office:value-type="string">
            <text:p text:style-name="P22">The Player should be able to...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2">PL1</text:p>
          </table:table-cell>
          <table:table-cell table:style-name="Table1.A1" office:value-type="string">
            <text:p text:style-name="P22">Join Sit &amp; Go Heads-up Table/Game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9" office:value-type="string">
            <text:p text:style-name="P12">PL<text:span text:style-name="T6">2</text:span></text:p>
          </table:table-cell>
          <table:table-cell table:style-name="Table1.B9" office:value-type="string">
            <text:p text:style-name="P39">Join Sit &amp; Go Table/Game <text:s/><text:span text:style-name="T6">w/ 4-6 Players</text:span></text:p>
          </table:table-cell>
          <table:table-cell table:style-name="Table1.C9" office:value-type="string">
            <text:p text:style-name="P18">Functional</text:p>
          </table:table-cell>
          <table:table-cell table:style-name="Table1.D9" office:value-type="string">
            <text:p text:style-name="P32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3</text:span></text:p>
          </table:table-cell>
          <table:table-cell table:style-name="Table1.A1" office:value-type="string">
            <text:p text:style-name="P23">Register for Games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4</text:span></text:p>
          </table:table-cell>
          <table:table-cell table:style-name="Table1.A1" office:value-type="string">
            <text:p text:style-name="P23">Receive a set amount of Chips at Game start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5</text:span></text:p>
          </table:table-cell>
          <table:table-cell table:style-name="Table1.A1" office:value-type="string">
            <text:p text:style-name="P23">See his Hand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6</text:span></text:p>
          </table:table-cell>
          <table:table-cell table:style-name="Table1.A1" office:value-type="string">
            <text:p text:style-name="P23">See the Commun<text:span text:style-name="T4">ity</text:span> Cards <text:span text:style-name="T4">on the Table</text:span>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22" office:value-type="string">
            <text:p text:style-name="P17">PL<text:span text:style-name="T6">7</text:span></text:p>
          </table:table-cell>
          <table:table-cell table:style-name="Table1.B22" office:value-type="string">
            <text:p text:style-name="P26">Perform Action (<text:span text:style-name="T5">Raise</text:span>, Call/Check, etc)</text:p>
          </table:table-cell>
          <table:table-cell table:style-name="Table1.C22" office:value-type="string">
            <text:p text:style-name="P7">Functional</text:p>
          </table:table-cell>
          <table:table-cell table:style-name="Table1.D22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8</text:span></text:p>
          </table:table-cell>
          <table:table-cell table:style-name="Table1.A1" office:value-type="string">
            <text:p text:style-name="P23">See his placement at the Tabl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6">9</text:span></text:p>
          </table:table-cell>
          <table:table-cell table:style-name="Table1.A1" office:value-type="string">
            <text:p text:style-name="P23">See the Dealer Button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SHOULD</text:p>
          </table:table-cell>
        </table:table-row>
        <table:table-row table:style-name="Table1.1">
          <table:table-cell table:style-name="Table1.A22" office:value-type="string">
            <text:p text:style-name="P16">PL<text:span text:style-name="T6">10</text:span></text:p>
          </table:table-cell>
          <table:table-cell table:style-name="Table1.B22" office:value-type="string">
            <text:p text:style-name="P24">See his <text:span text:style-name="T2">Table Position Term, if any (UTG, CO, etc)</text:span></text:p>
          </table:table-cell>
          <table:table-cell table:style-name="Table1.C22" office:value-type="string">
            <text:p text:style-name="P7">Functional</text:p>
          </table:table-cell>
          <table:table-cell table:style-name="Table1.D22" office:value-type="string">
            <text:p text:style-name="P20">SHOULD</text:p>
          </table:table-cell>
        </table:table-row>
        <table:table-row table:style-name="Table1.1">
          <table:table-cell table:style-name="Table1.A1" office:value-type="string">
            <text:p text:style-name="P13">PL<text:span text:style-name="T3">11</text:span></text:p>
          </table:table-cell>
          <table:table-cell table:style-name="Table1.A1" office:value-type="string">
            <text:p text:style-name="P23">Play against basic AI opponents</text:p>
          </table:table-cell>
          <table:table-cell table:style-name="Table1.A1" office:value-type="string">
            <text:p text:style-name="P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21" office:value-type="string">
            <text:p text:style-name="P13">PL<text:span text:style-name="T3">12</text:span></text:p>
          </table:table-cell>
          <table:table-cell table:style-name="Table1.B21" office:value-type="string">
            <text:p text:style-name="P23">Play against <text:span text:style-name="T7">advanced</text:span> AI opponents</text:p>
          </table:table-cell>
          <table:table-cell table:style-name="Table1.C21" office:value-type="string">
            <text:p text:style-name="P8">Functional</text:p>
          </table:table-cell>
          <table:table-cell table:style-name="Table1.D21" office:value-type="string">
            <text:p text:style-name="P19">MUST</text:p>
          </table:table-cell>
        </table:table-row>
        <table:table-row table:style-name="Table1.1">
          <table:table-cell table:style-name="Table1.A21" office:value-type="string">
            <text:p text:style-name="P33">PL13</text:p>
          </table:table-cell>
          <table:table-cell table:style-name="Table1.B21" office:value-type="string">
            <text:p text:style-name="P41">See Best possible hand w/ current cards</text:p>
          </table:table-cell>
          <table:table-cell table:style-name="Table1.C21" office:value-type="string">
            <text:p text:style-name="P37">Functional</text:p>
          </table:table-cell>
          <table:table-cell table:style-name="Table1.D21" office:value-type="string">
            <text:p text:style-name="P34">MUST</text:p>
          </table:table-cell>
        </table:table-row>
        <table:table-row table:style-name="Table1.1">
          <table:table-cell table:style-name="Table1.A21" office:value-type="string">
            <text:p text:style-name="P33">PL14</text:p>
          </table:table-cell>
          <table:table-cell table:style-name="Table1.B21" office:value-type="string">
            <text:p text:style-name="P41">Save Player statistics to <text:span text:style-name="T8">a text </text:span>file</text:p>
          </table:table-cell>
          <table:table-cell table:style-name="Table1.C21" office:value-type="string">
            <text:p text:style-name="P38">Functional</text:p>
          </table:table-cell>
          <table:table-cell table:style-name="Table1.D21" office:value-type="string">
            <text:p text:style-name="P35">MUST</text:p>
          </table:table-cell>
        </table:table-row>
        <table:table-row table:style-name="Table1.1">
          <table:table-cell table:style-name="Table1.A22" office:value-type="string">
            <text:p text:style-name="P13"/>
          </table:table-cell>
          <table:table-cell table:style-name="Table1.B22" office:value-type="string">
            <text:p text:style-name="P23"/>
          </table:table-cell>
          <table:table-cell table:style-name="Table1.C22" office:value-type="string">
            <text:p text:style-name="P18"/>
          </table:table-cell>
          <table:table-cell table:style-name="Table1.D22" office:value-type="string">
            <text:p text:style-name="P18"/>
          </table:table-cell>
        </table:table-row>
        <table:table-row table:style-name="Table1.1">
          <table:table-cell table:style-name="Table1.A23" office:value-type="string">
            <text:p text:style-name="P15">SP#</text:p>
          </table:table-cell>
          <table:table-cell table:style-name="Table1.A23" office:value-type="string">
            <text:p text:style-name="P25">The Spectator should be able to...</text:p>
          </table:table-cell>
          <table:table-cell table:style-name="Table1.A23" office:value-type="string">
            <text:p text:style-name="P18"/>
          </table:table-cell>
          <table:table-cell table:style-name="Table1.D23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4">SP1</text:p>
          </table:table-cell>
          <table:table-cell table:style-name="Table1.A1" office:value-type="string">
            <text:p text:style-name="P24">Watch a Table/Gam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25" office:value-type="string">
            <text:p text:style-name="P15">SP2</text:p>
          </table:table-cell>
          <table:table-cell table:style-name="Table1.B25" office:value-type="string">
            <text:p text:style-name="P24">View Player statistics</text:p>
          </table:table-cell>
          <table:table-cell table:style-name="Table1.C25" office:value-type="string">
            <text:p text:style-name="P7">Functional</text:p>
          </table:table-cell>
          <table:table-cell table:style-name="Table1.D25" office:value-type="string">
            <text:p text:style-name="P19">COUL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854in" style:num-format="1" style:print-orientation="portrait" fo:margin-top="1in" fo:margin-bottom="1in" fo:margin-left="1.248in" fo:margin-right="1.248in" style:writing-mode="lr-tb" style:layout-grid-color="#c0c0c0" style:layout-grid-lines="45" style:layout-grid-base-height="0.1992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requirements</dc:title>
    <meta:initial-creator>Petter</meta:initial-creator>
    <meta:creation-date>2010-05-06T14:11:00</meta:creation-date>
    <dc:creator>Andreas Ommundsen</dc:creator>
    <dc:date>2016-04-13T19:30:23.391883530</dc:date>
    <meta:editing-cycles>16</meta:editing-cycles>
    <meta:editing-duration>PT1H34M17S</meta:editing-duration>
    <meta:generator>LibreOffice/5.0.3.2$Linux_X86_64 LibreOffice_project/00m0$Build-2</meta:generator>
    <meta:document-statistic meta:table-count="1" meta:image-count="0" meta:object-count="0" meta:page-count="1" meta:paragraph-count="87" meta:word-count="186" meta:character-count="1057" meta:non-whitespace-character-count="957"/>
    <meta:user-defined meta:name="KSOProductBuildVer">1033-9.1.0.4550</meta:user-defined>
  </office:meta>
</office:document-meta>
</file>